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5cm" fo:min-width="0.40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5cm" fo:min-width="0.41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5cm" fo:min-width="0.439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13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7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5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06cm" svg:height="0.3cm" svg:x="5.733cm" svg:y="0.9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13cm" svg:height="0.3cm" svg:x="8.467cm" svg:y="0.9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39cm" svg:height="0.3cm" svg:x="14.981cm" svg:y="0.9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13cm" svg:height="0.3cm" svg:x="10.395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13cm" svg:height="0.3cm" svg:x="9.442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13cm" svg:height="0.3cm" svg:x="12.22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13cm" svg:height="0.3cm" svg:x="11.268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37cm" svg:height="0.3cm" svg:x="17.839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5cm" svg:height="0.3cm" svg:x="16.863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38cm" svg:height="0.3cm" svg:x="14.09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20:53:31.069963943</dc:date>
    <meta:editing-duration>PT1H25M22S</meta:editing-duration>
    <meta:editing-cycles>23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5.258cm" svg:y="0cm" style:legend-expansion="custom" chartooo:width="15.742cm" chartooo:height="0.863cm" style:legend-expansion-aspect-ratio="18.2410196987254" chart:style-name="ch2"/>
        <chart:plot-area chart:style-name="ch3" chart:data-source-has-labels="both" svg:x="1.145cm" svg:y="1.044cm" svg:width="19.427cm" svg:height="8.495cm">
          <chartooo:coordinate-region svg:x="1.872cm" svg:y="1.296cm" svg:width="18.7cm" svg:height="5.585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-1.66589327146174">
                <text:p>-1.66589327146174</text:p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54281306248394">
                <text:p>-0.154281306248394</text:p>
              </table:table-cell>
              <table:table-cell office:value-type="float" office:value="-0.539828008285737">
                <text:p>-0.539828008285737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1209500989686">
                <text:p>-1.11209500989686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297891304857734">
                <text:p>-0.297891304857734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30876990272977">
                <text:p>-0.0630876990272977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0.371229698375874">
                <text:p>0.371229698375874</text:p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514271020827906">
                <text:p>-0.0514271020827906</text:p>
              </table:table-cell>
              <table:table-cell office:value-type="float" office:value="1.50021969744525">
                <text:p>1.50021969744525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45900614647355">
                <text:p>-0.645900614647355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797504280721562">
                <text:p>0.0797504280721562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77425558553057">
                <text:p>0.377425558553057</text:p>
              </table:table-cell>
            </table:table-row>
            <table:table-row>
              <table:table-cell office:value-type="string">
                <text:p>SWITCH(IPC=3.5)</text:p>
              </table:table-cell>
              <table:table-cell office:value-type="float" office:value="-1.66589327146174">
                <text:p>-1.66589327146174</text:p>
              </table:table-cell>
              <table:table-cell office:value-type="float" office:value="-2.11274074527694">
                <text:p>-2.11274074527694</text:p>
              </table:table-cell>
              <table:table-cell office:value-type="float" office:value="-2.65359100086531">
                <text:p>-2.65359100086531</text:p>
              </table:table-cell>
              <table:table-cell office:value-type="float" office:value="-0.243420051726773">
                <text:p>-0.243420051726773</text:p>
              </table:table-cell>
              <table:table-cell office:value-type="float" office:value="-0.167138081769092">
                <text:p>-0.167138081769092</text:p>
              </table:table-cell>
              <table:table-cell office:value-type="float" office:value="-0.408009541146193">
                <text:p>-0.408009541146193</text:p>
              </table:table-cell>
              <table:table-cell office:value-type="float" office:value="3.6145866752219">
                <text:p>3.6145866752219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574427530744925">
                <text:p>-0.574427530744925</text:p>
              </table:table-cell>
              <table:table-cell office:value-type="float" office:value="-0.0649219816875268">
                <text:p>-0.0649219816875268</text:p>
              </table:table-cell>
              <table:table-cell office:value-type="float" office:value="0.920136518771331">
                <text:p>0.920136518771331</text:p>
              </table:table-cell>
              <table:table-cell office:value-type="float" office:value="-0.908948848838431">
                <text:p>-0.908948848838431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90224055928035">
                <text:p>-0.590224055928035</text:p>
              </table:table-cell>
              <table:table-cell office:value-type="float" office:value="1.54043244594426">
                <text:p>1.54043244594426</text:p>
              </table:table-cell>
              <table:table-cell office:value-type="float" office:value="0.0580467276157237">
                <text:p>0.0580467276157237</text:p>
              </table:table-cell>
              <table:table-cell office:value-type="float" office:value="-0.0304928107334623">
                <text:p>-0.0304928107334623</text:p>
              </table:table-cell>
              <table:table-cell office:value-type="float" office:value="-0.320189157902506">
                <text:p>-0.320189157902506</text:p>
              </table:table-cell>
              <table:table-cell office:value-type="float" office:value="NaN">
                <text:p>NaN</text:p>
              </table:table-cell>
              <table:table-cell office:value-type="float" office:value="-0.122588197496776">
                <text:p>-0.122588197496776</text:p>
              </table:table-cell>
            </table:table-row>
            <table:table-row>
              <table:table-cell office:value-type="string">
                <text:p>SWITCH(ISR=10)</text:p>
              </table:table-cell>
              <table:table-cell office:value-type="float" office:value="-1.69837587006962">
                <text:p>-1.69837587006962</text:p>
              </table:table-cell>
              <table:table-cell office:value-type="float" office:value="0.0857344070547161">
                <text:p>0.0857344070547161</text:p>
              </table:table-cell>
              <table:table-cell office:value-type="float" office:value="-2.66320546101337">
                <text:p>-2.66320546101337</text:p>
              </table:table-cell>
              <table:table-cell office:value-type="float" office:value="-0.205385668644453">
                <text:p>-0.205385668644453</text:p>
              </table:table-cell>
              <table:table-cell office:value-type="float" office:value="-0.218565183851904">
                <text:p>-0.218565183851904</text:p>
              </table:table-cell>
              <table:table-cell office:value-type="float" office:value="-0.602598706923607">
                <text:p>-0.602598706923607</text:p>
              </table:table-cell>
              <table:table-cell office:value-type="float" office:value="3.51121092218302">
                <text:p>3.51121092218302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574427530744925">
                <text:p>-0.574427530744925</text:p>
              </table:table-cell>
              <table:table-cell office:value-type="float" office:value="-0.0649219816875268">
                <text:p>-0.0649219816875268</text:p>
              </table:table-cell>
              <table:table-cell office:value-type="float" office:value="0.895563139931743">
                <text:p>0.895563139931743</text:p>
              </table:table-cell>
              <table:table-cell office:value-type="float" office:value="-1.11990832378372">
                <text:p>-1.11990832378372</text:p>
              </table:table-cell>
              <table:table-cell office:value-type="float" office:value="0.183992640294384">
                <text:p>0.183992640294384</text:p>
              </table:table-cell>
              <table:table-cell office:value-type="float" office:value="-0.542471300594061">
                <text:p>-0.542471300594061</text:p>
              </table:table-cell>
              <table:table-cell office:value-type="float" office:value="1.615423072116">
                <text:p>1.615423072116</text:p>
              </table:table-cell>
              <table:table-cell office:value-type="float" office:value="0.140279591738013">
                <text:p>0.140279591738013</text:p>
              </table:table-cell>
              <table:table-cell office:value-type="float" office:value="-0.0304928107334623">
                <text:p>-0.0304928107334623</text:p>
              </table:table-cell>
              <table:table-cell office:value-type="float" office:value="-0.162557572473587">
                <text:p>-0.162557572473587</text:p>
              </table:table-cell>
              <table:table-cell office:value-type="float" office:value="NaN">
                <text:p>NaN</text:p>
              </table:table-cell>
              <table:table-cell office:value-type="float" office:value="0.00256850284857668">
                <text:p>0.00256850284857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